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A00000147B9C9EB9CC958C45B.png" manifest:media-type="image/png"/>
  <manifest:file-entry manifest:full-path="Pictures/10000000000000FA00000147460EB25C13E70C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1" text:anchor-type="paragraph" svg:x="0.4319in" svg:y="0.1043in" svg:width="1.3756in" svg:height="1.8in" draw:z-index="0"><draw:image xlink:href="Pictures/10000000000000FA00000147460EB25C13E70C78.png" xlink:type="simple" xlink:show="embed" xlink:actuate="onLoad" loext:mime-type="image/png"/></draw:frame><draw:frame draw:style-name="fr1" draw:name="Image2" text:anchor-type="paragraph" svg:x="2.2929in" svg:y="0.0937in" svg:width="1.3756in" svg:height="1.8in" draw:z-index="1"><draw:image xlink:href="Pictures/10000000000000FA00000147B9C9EB9CC958C45B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3" text:anchor-type="paragraph" svg:x="0.4319in" svg:y="0.1043in" svg:width="1.3756in" svg:height="1.8in" draw:z-index="2"><draw:image xlink:href="Pictures/10000000000000FA00000147460EB25C13E70C78.png" xlink:type="simple" xlink:show="embed" xlink:actuate="onLoad" loext:mime-type="image/png"/></draw:frame><draw:frame draw:style-name="fr1" draw:name="Image12" text:anchor-type="paragraph" svg:x="2.2929in" svg:y="0.0937in" svg:width="1.3756in" svg:height="1.8in" draw:z-index="11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4319in" svg:y="0.1043in" svg:width="1.3756in" svg:height="1.8in" draw:z-index="3"><draw:image xlink:href="Pictures/10000000000000FA00000147460EB25C13E70C78.png" xlink:type="simple" xlink:show="embed" xlink:actuate="onLoad" loext:mime-type="image/png"/></draw:frame><draw:frame draw:style-name="fr1" draw:name="Image13" text:anchor-type="paragraph" svg:x="2.2929in" svg:y="0.0937in" svg:width="1.3756in" svg:height="1.8in" draw:z-index="12"><draw:image xlink:href="Pictures/10000000000000FA00000147B9C9EB9CC958C45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5" text:anchor-type="paragraph" svg:x="0.4319in" svg:y="0.1043in" svg:width="1.3756in" svg:height="1.8in" draw:z-index="4"><draw:image xlink:href="Pictures/10000000000000FA00000147460EB25C13E70C78.png" xlink:type="simple" xlink:show="embed" xlink:actuate="onLoad" loext:mime-type="image/png"/></draw:frame><draw:frame draw:style-name="fr1" draw:name="Image14" text:anchor-type="paragraph" svg:x="2.2929in" svg:y="0.0937in" svg:width="1.3756in" svg:height="1.8in" draw:z-index="13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6" text:anchor-type="paragraph" svg:x="0.4319in" svg:y="0.1043in" svg:width="1.3756in" svg:height="1.8in" draw:z-index="5"><draw:image xlink:href="Pictures/10000000000000FA00000147460EB25C13E70C78.png" xlink:type="simple" xlink:show="embed" xlink:actuate="onLoad" loext:mime-type="image/png"/></draw:frame><draw:frame draw:style-name="fr1" draw:name="Image16" text:anchor-type="paragraph" svg:x="2.2929in" svg:y="0.0937in" svg:width="1.3756in" svg:height="1.8in" draw:z-index="15"><draw:image xlink:href="Pictures/10000000000000FA00000147B9C9EB9CC958C45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7" text:anchor-type="paragraph" svg:x="0.4319in" svg:y="0.1043in" svg:width="1.3756in" svg:height="1.8in" draw:z-index="6"><draw:image xlink:href="Pictures/10000000000000FA00000147460EB25C13E70C78.png" xlink:type="simple" xlink:show="embed" xlink:actuate="onLoad" loext:mime-type="image/png"/></draw:frame><draw:frame draw:style-name="fr1" draw:name="Image15" text:anchor-type="paragraph" svg:x="2.2929in" svg:y="0.0937in" svg:width="1.3756in" svg:height="1.8in" draw:z-index="14"><draw:image xlink:href="Pictures/10000000000000FA00000147B9C9EB9CC958C45B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4319in" svg:y="0.1043in" svg:width="1.3756in" svg:height="1.8in" draw:z-index="7"><draw:image xlink:href="Pictures/10000000000000FA00000147460EB25C13E70C78.png" xlink:type="simple" xlink:show="embed" xlink:actuate="onLoad" loext:mime-type="image/png"/></draw:frame><draw:frame draw:style-name="fr1" draw:name="Image17" text:anchor-type="paragraph" svg:x="2.2929in" svg:y="0.0937in" svg:width="1.3756in" svg:height="1.8in" draw:z-index="16"><draw:image xlink:href="Pictures/10000000000000FA00000147B9C9EB9CC958C45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10" text:anchor-type="paragraph" svg:x="0.4319in" svg:y="0.1043in" svg:width="1.3756in" svg:height="1.8in" draw:z-index="9"><draw:image xlink:href="Pictures/10000000000000FA00000147460EB25C13E70C78.png" xlink:type="simple" xlink:show="embed" xlink:actuate="onLoad" loext:mime-type="image/png"/></draw:frame><draw:frame draw:style-name="fr1" draw:name="Image18" text:anchor-type="paragraph" svg:x="2.2929in" svg:y="0.0937in" svg:width="1.3756in" svg:height="1.8in" draw:z-index="17"><draw:image xlink:href="Pictures/10000000000000FA00000147B9C9EB9CC958C45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9" text:anchor-type="paragraph" svg:x="0.4319in" svg:y="0.1043in" svg:width="1.3756in" svg:height="1.8in" draw:z-index="8"><draw:image xlink:href="Pictures/10000000000000FA00000147460EB25C13E70C78.png" xlink:type="simple" xlink:show="embed" xlink:actuate="onLoad" loext:mime-type="image/png"/></draw:frame><draw:frame draw:style-name="fr1" draw:name="Image19" text:anchor-type="paragraph" svg:x="2.2929in" svg:y="0.0937in" svg:width="1.3756in" svg:height="1.8in" draw:z-index="18"><draw:image xlink:href="Pictures/10000000000000FA00000147B9C9EB9CC958C45B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1" text:anchor-type="paragraph" svg:x="0.4319in" svg:y="0.1043in" svg:width="1.3756in" svg:height="1.8in" draw:z-index="10"><draw:image xlink:href="Pictures/10000000000000FA00000147460EB25C13E70C78.png" xlink:type="simple" xlink:show="embed" xlink:actuate="onLoad" loext:mime-type="image/png"/></draw:frame><draw:frame draw:style-name="fr1" draw:name="Image20" text:anchor-type="paragraph" svg:x="2.2929in" svg:y="0.0937in" svg:width="1.3756in" svg:height="1.8in" draw:z-index="19"><draw:image xlink:href="Pictures/10000000000000FA00000147B9C9EB9CC958C45B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7-22T12:15:35.499000000</meta:print-date>
    <dc:date>2018-08-04T21:26:21.437000000</dc:date>
    <meta:editing-cycles>35</meta:editing-cycles>
    <dc:subject>Avery Dennison Template</dc:subject>
    <dc:title>Avery Dennison Template</dc:title>
    <meta:editing-duration>P3DT17H48M24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